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ff3333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objectwithoutfill">
      <style:graphic-properties svg:stroke-color="#00cc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5.334cm" svg:x="13.065cm" svg:y="8.747cm">
          <text:p text:style-name="P1">Arduin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37cm" svg:height="5.715cm" svg:x="4.556cm" svg:y="8.493cm">
          <text:p text:style-name="P1">RC Recei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3.048cm" svg:x="4.937cm" svg:y="19.034cm">
          <text:p text:style-name="P1">Direction Servo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493cm" svg:y1="13.573cm" svg:x2="13.065cm" svg:y2="13.573cm">
          <text:p/>
        </draw:line>
        <draw:frame draw:style-name="gr3" draw:layer="layout" svg:width="1.404cm" svg:height="0.962cm" svg:x="11.534cm" svg:y="13.573cm">
          <draw:text-box>
            <text:p>Vin</text:p>
          </draw:text-box>
        </draw:frame>
        <draw:line draw:style-name="gr4" draw:text-style-name="P1" draw:layer="layout" svg:x1="8.493cm" svg:y1="12.811cm" svg:x2="13.065cm" svg:y2="12.811cm">
          <text:p/>
        </draw:line>
        <draw:frame draw:style-name="gr3" draw:layer="layout" svg:width="1.912cm" svg:height="0.962cm" svg:x="11.28cm" svg:y="11.795cm">
          <draw:text-box>
            <text:p>GND</text:p>
          </draw:text-box>
        </draw:frame>
        <draw:custom-shape draw:style-name="gr1" draw:text-style-name="P1" draw:layer="layout" svg:width="3.302cm" svg:height="3.302cm" svg:x="5.572cm" svg:y="2.27cm">
          <text:p text:style-name="P1">Mo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15cm" svg:y1="8.493cm" svg:x2="6.715cm" svg:y2="5.445cm">
          <text:p/>
        </draw:line>
        <draw:line draw:style-name="gr2" draw:text-style-name="P1" draw:layer="layout" svg:x1="8.239cm" svg:y1="8.493cm" svg:x2="8.239cm" svg:y2="5.318cm">
          <text:p/>
        </draw:line>
        <draw:line draw:style-name="gr2" draw:text-style-name="P1" draw:layer="layout" svg:x1="7.731cm" svg:y1="19.034cm" svg:x2="7.731cm" svg:y2="14.208cm">
          <text:p/>
        </draw:line>
        <draw:line draw:style-name="gr4" draw:text-style-name="P1" draw:layer="layout" svg:x1="6.715cm" svg:y1="19.034cm" svg:x2="6.715cm" svg:y2="14.208cm">
          <text:p/>
        </draw:line>
        <draw:line draw:style-name="gr5" draw:text-style-name="P1" draw:layer="layout" svg:x1="8.874cm" svg:y1="4.302cm" svg:x2="15.224cm" svg:y2="4.302cm">
          <text:p/>
        </draw:line>
        <draw:line draw:style-name="gr5" draw:text-style-name="P1" draw:layer="layout" svg:x1="9.763cm" svg:y1="20.685cm" svg:x2="15.351cm" svg:y2="20.685cm">
          <text:p/>
        </draw:line>
        <draw:line draw:style-name="gr5" draw:text-style-name="P1" draw:layer="layout" svg:x1="15.224cm" svg:y1="4.302cm" svg:x2="15.224cm" svg:y2="8.747cm">
          <text:p/>
        </draw:line>
        <draw:line draw:style-name="gr5" draw:text-style-name="P1" draw:layer="layout" svg:x1="15.224cm" svg:y1="20.685cm" svg:x2="15.224cm" svg:y2="14.208cm">
          <text:p/>
        </draw:line>
        <draw:line draw:style-name="gr5" draw:text-style-name="P1" draw:layer="layout" svg:x1="8.493cm" svg:y1="9.833cm" svg:x2="13.065cm" svg:y2="9.833cm">
          <text:p/>
        </draw:line>
        <draw:frame draw:style-name="gr3" draw:layer="layout" svg:width="1.946cm" svg:height="0.962cm" svg:x="15.437cm" svg:y="7.731cm">
          <draw:text-box>
            <text:p>Pin 6</text:p>
          </draw:text-box>
        </draw:frame>
        <draw:frame draw:style-name="gr3" draw:layer="layout" svg:width="1.946cm" svg:height="0.962cm" svg:x="15.437cm" svg:y="14.262cm">
          <draw:text-box>
            <text:p>Pin 5</text:p>
          </draw:text-box>
        </draw:frame>
        <draw:frame draw:style-name="gr3" draw:layer="layout" svg:width="1.946cm" svg:height="0.962cm" svg:x="11.246cm" svg:y="8.998cm">
          <draw:text-box>
            <text:p>Pin 3</text:p>
          </draw:text-box>
        </draw:frame>
        <draw:frame draw:style-name="gr3" draw:layer="layout" svg:width="2.716cm" svg:height="1.673cm" svg:x="8.426cm" svg:y="9.049cm">
          <draw:text-box>
            <text:p>Motor</text:p>
            <text:p>channel</text:p>
          </draw:text-box>
        </draw:frame>
        <draw:line draw:style-name="gr4" draw:text-style-name="P1" draw:layer="layout" svg:x1="5.826cm" svg:y1="4.937cm" svg:x2="2.905cm" svg:y2="4.937cm">
          <text:p/>
        </draw:line>
        <draw:line draw:style-name="gr4" draw:text-style-name="P1" draw:layer="layout" svg:x1="2.905cm" svg:y1="4.937cm" svg:x2="2.905cm" svg:y2="4.175cm">
          <text:p/>
        </draw:line>
        <draw:line draw:style-name="gr4" draw:text-style-name="P1" draw:layer="layout" svg:x1="2.524cm" svg:y1="4.175cm" svg:x2="3.286cm" svg:y2="4.175cm">
          <text:p/>
        </draw:line>
        <draw:line draw:style-name="gr2" draw:text-style-name="P1" draw:layer="layout" svg:x1="2.143cm" svg:y1="3.54cm" svg:x2="3.667cm" svg:y2="3.54cm">
          <text:p/>
        </draw:line>
        <draw:line draw:style-name="gr2" draw:text-style-name="P1" draw:layer="layout" svg:x1="2.905cm" svg:y1="3.54cm" svg:x2="2.905cm" svg:y2="3.159cm">
          <text:p/>
        </draw:line>
        <draw:line draw:style-name="gr2" draw:text-style-name="P1" draw:layer="layout" svg:x1="2.905cm" svg:y1="3.159cm" svg:x2="5.826cm" svg:y2="3.159cm">
          <text:p/>
        </draw:line>
        <draw:frame draw:style-name="gr6" draw:layer="layout" svg:width="0.889cm" svg:height="0.962cm" svg:x="2.143cm" svg:y="2.705cm">
          <draw:text-box>
            <text:p>+ </text:p>
          </draw:text-box>
        </draw:frame>
        <draw:frame draw:style-name="gr7" draw:layer="layout" svg:width="0.762cm" svg:height="0.962cm" svg:x="2.143cm" svg:y="4.102cm">
          <draw:text-box>
            <text:p>-</text:p>
          </draw:text-box>
        </draw:frame>
        <draw:line draw:style-name="gr4" draw:text-style-name="P1" draw:layer="layout" svg:x1="8.494cm" svg:y1="11.712cm" svg:x2="13.066cm" svg:y2="11.712cm">
          <text:p/>
        </draw:line>
        <draw:frame draw:style-name="gr3" draw:layer="layout" svg:width="1.912cm" svg:height="0.962cm" svg:x="11.281cm" svg:y="10.696cm">
          <draw:text-box>
            <text:p>G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mug </meta:initial-creator>
    <meta:creation-date>2014-06-04T09:57:45.204330897</meta:creation-date>
    <dc:date>2014-06-09T15:46:37.148802920</dc:date>
    <dc:creator>bemug </dc:creator>
    <meta:editing-duration>PT53M35S</meta:editing-duration>
    <meta:editing-cycles>3</meta:editing-cycles>
    <meta:generator>LibreOffice/4.2.3.3$Linux_X86_64 LibreOffice_project/420m0$Build-3</meta:generator>
    <meta:document-statistic meta:object-count="31"/>
  </office:meta>
</office:document-meta>
</file>